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3.4209in"/>
    </style:style>
    <style:style style:name="co5" style:family="table-column">
      <style:table-column-properties fo:break-before="auto" style:column-width="3.506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ce11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column table:style-name="co5" table:default-cell-style-name="ce11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he game sometimes forgets to update the extra resource on the front-end; back-end it is fine. Simply refreshing the page fixes it.</text:p>
          </table:table-cell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issing the blue targeting icon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  <table:table-cell/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issing the blue targeting icon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  <table:table-cell office:value-type="string" calcext:value-type="string">
            <text:p>Unsure how this should work with Exterminatus and similar effects; may require significant spaghetti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  <table:table-cell/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  <table:table-cell/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  <table:table-cell/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  <table:table-cell/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nit is only sacrificed after the target has been chosen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  <table:table-cell/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  <table:table-cell/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ust be called separately at the end of every DE event.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nsure how this should work with effects that grant text. Currently it cancels all of the effects regardless.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issing the blue targeting icon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  <table:table-cell/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  <table:table-cell office:value-type="string" calcext:value-type="string">
            <text:p>EVIL but doable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  <table:table-cell/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  <table:table-cell office:value-type="string" calcext:value-type="string">
            <text:p>EVIL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  <table:table-cell/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 table:number-rows-repeated="104838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1:01:48.30205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11T17:41:39.699024400</dc:date>
    <meta:editing-duration>P3DT8H13M58S</meta:editing-duration>
    <meta:editing-cycles>113</meta:editing-cycles>
    <meta:generator>LibreOffice/25.2.1.2$Windows_X86_64 LibreOffice_project/d3abf4aee5fd705e4a92bba33a32f40bc4e56f49</meta:generator>
    <meta:document-statistic meta:table-count="1" meta:cell-count="592" meta:object-count="0"/>
  </office:meta>
</office:document-meta>
</file>